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DejaVu Sans" svg:font-family="DejaVu Sans"/>
    <style:font-face style:name="FreeSerif" svg:font-family="FreeSerif"/>
  </office:font-face-decls>
  <office:automatic-styles>
    <style:style style:name="T1" style:family="text">
      <style:text-properties style:font-name="DejaVu Sans" fo:font-size="10pt"/>
    </style:style>
    <style:style style:name="T2" style:family="text">
      <style:text-properties style:font-name="DejaVu Sans" fo:font-size="10pt" fo:font-weight="normal"/>
    </style:style>
    <style:style style:name="T3" style:family="text">
      <style:text-properties fo:color="#00008b" style:font-name="DejaVu Sans" fo:font-size="10pt"/>
    </style:style>
    <style:style style:name="P5" style:family="paragraph" style:parent-style-name="Normal">
      <style:text-properties style:font-name="DejaVu Sans" fo:font-size="10pt"/>
    </style:style>
    <style:style style:name="P6" style:family="paragraph" style:parent-style-name="Normal">
      <style:text-properties fo:color="#00008b" style:font-name="DejaVu Sans" fo:font-size="10pt"/>
    </style:style>
    <style:style style:name="P7" style:family="paragraph">
      <style:paragraph-properties fo:text-indent="-0.762000cm" fo:margin-right="0in" style:writing-mode="lr"/>
      <style:text-properties fo:color="#000000" style:font-name="Times New Roman" fo:font-size="12pt" fo:language="en" fo:country="US"/>
    </style:style>
    <style:style style:name="P8" style:family="paragraph">
      <style:paragraph-properties fo:text-indent="-0.762000cm" fo:margin-right="0in" style:writing-mode="lr"/>
      <style:text-properties fo:color="#000000" style:font-name="DejaVu Sans" fo:font-size="10pt" fo:language="en" fo:country="US"/>
    </style:style>
    <style:style style:name="P9" style:family="paragraph" style:parent-style-name="Normal">
      <style:text-properties style:font-name="DejaVu Sans"/>
    </style:style>
    <style:style style:name="P1" style:family="paragraph" style:parent-style-name="Heading 1">
      <style:text-properties style:font-name="DejaVu Sans"/>
    </style:style>
    <style:style style:name="P2" style:family="paragraph" style:parent-style-name="Heading 2">
      <style:text-properties style:font-name="DejaVu Sans"/>
    </style:style>
    <style:style style:name="P3" style:family="paragraph" style:parent-style-name="Heading 2">
      <style:text-properties fo:color="#00008b" style:font-name="DejaVu Sans"/>
    </style:style>
    <style:style style:name="P4" style:family="paragraph" style:parent-style-name="Normal">
      <style:paragraph-properties fo:background-color="transparent"/>
      <style:text-properties fo:background-color="transparent"/>
    </style:style>
    <style:style style:name="Sect1" style:family="section"/>
    <style:page-layout style:name="PLayout2">
      <style:page-layout-properties fo:margin-top="1.102in" fo:margin-bottom="1.102in" fo:margin-left="1.102in" fo:margin-right="1.102in"/>
    </style:page-layout>
    <style:page-layout style:name="Standard">
      <style:page-layout-properties fo:margin-top="1.102in" fo:margin-bottom="1.102in" fo:margin-left="1.102in" fo:margin-right="1.102in"/>
    </style:page-layout>
    <text:list-style style:name="L1">
      <text:list-level-style-bullet text:level="1" text:bullet-char="•">
        <style:text-properties style:font-name="FreeSerif"/>
        <style:list-level-properties text:min-label-width="0.762000cm" text:space-before="1.143000cm"/>
      </text:list-level-style-bullet>
    </text:list-style>
    <text:list-style style:name="L2">
      <text:list-level-style-bullet text:level="1" text:bullet-char="•">
        <style:text-properties style:font-name="FreeSerif"/>
        <style:list-level-properties text:min-label-width="0.762000cm" text:space-before="1.143000cm"/>
      </text:list-level-style-bullet>
    </text:list-style>
    <text:list-style style:name="L3">
      <text:list-level-style-bullet text:level="1" text:bullet-char="•">
        <style:text-properties style:font-name="FreeSerif"/>
        <style:list-level-properties text:min-label-width="0.762000cm" text:space-before="1.778000cm"/>
      </text:list-level-style-bullet>
    </text:list-style>
  </office:automatic-styles>
  <office:body>
    <office:text>
      <text:section text:style-name="Sect1" text:name="Section1">
        <text:p text:style-name="P1">Mapnik</text:p>
        <text:p text:style-name="P2">About</text:p>
        <text:p text:style-name="Normal"><text:span text:style-name="T1">This LiveDVD includes the </text:span><text:span text:style-name="T2">Mapnik library and python bindings </text:span><text:span text:style-name="T1">along with a very simple demo web application using </text:span><text:a xlink:href="http://openlayers.org/"><text:span text:style-name="T1">OpenLayers</text:span></text:a><text:span text:style-name="T1"> and </text:span><text:a xlink:href="http://bitbucket.org/springmeyer/tilelite/"><text:span text:style-name="T1">Tilelite</text:span></text:a><text:a xlink:href="http://bitbucket.org/springmeyer/tilelite/"><text:span text:style-name="T1">.</text:span></text:a></text:p>
        <text:p text:style-name="P3">What is Mapnik?</text:p>
        <text:p text:style-name="P4"><text:a xlink:href="http://mapnik.org/">Mapnik</text:a><text:span text:style-name="T3"> is an Open Source Toolkit for developing mapping applications. Above all Mapnik is about making beautiful maps. It is easily extensible and suitable for both desktop and web development. </text:span></text:p>
        <text:p text:style-name="P5"/>
        <text:p text:style-name="P6">Mapnik is written in C++ and there are Python bindings to facilitate fast-paced agile development within web frameworks such as Django, Pylons, or Turbogears. </text:p>
        <text:p text:style-name="Normal"><text:span text:style-name="T3">One of its many users is the </text:span><text:a xlink:href="http://openstreetmap.org/">OpenStreetMap project (OSM)</text:a><text:span text:style-name="T3"> which uses it in combination with an Apache Web Server module (</text:span><text:a xlink:href="http://wiki.openstreetmap.org/index.php/Mod_tile">mod_tile</text:a><text:span text:style-name="T3">) to render tiles that make up the main </text:span><text:a xlink:href="http://wiki.openstreetmap.org/wiki/Mapnik">OSM 'Slippy Map' Layer</text:a><text:span text:style-name="T3">. An </text:span><text:a xlink:href="http://trac.mapnik.org/wiki/XMLConfigReference">XML file</text:a><text:span text:style-name="T3"> can be used to define a collection of mapping objects that determine the appearance of a map, or objects can be constructed programatically in C++ or Python. </text:span><text:a xlink:href="http://mapnik-consulting.com/">Artem Pavlenko</text:a><text:span text:style-name="T3">, the original developer of Mapnik, set out with the explicit goal of creating beautiful maps by employing the subpixel anti-aliasing of the Anti-Grain Geometry (AGG) library. Artem's work has attracted a large array of </text:span><text:a xlink:href="http://www.ohloh.net/p/mapnik/contributors">active contributers</text:a><text:span text:style-name="T3"> that currently work on all aspects of </text:span><text:a xlink:href="https://trac.mapnik.org/roadmap">Mapnik development</text:a><text:span text:style-name="T3">. Mapnik now also has a powerful </text:span><text:a xlink:href="http://cairographics.org/">Cairo Graphics</text:a><text:span text:style-name="T3"> rendering backend for vector output, a solid set of </text:span><text:a xlink:href="http://svn.mapnik.org/trunk/docs/api_docs/python/mapnik-module.html#Datasource">datasource plugins</text:a><text:span text:style-name="T3">, and a </text:span><text:a xlink:href="http://trac.mapnik.org/wiki/TextSymbolizer">wealth of parameters</text:a><text:span text:style-name="T3"> to customize labeling output. When it comes to handling common software tasks such as memory management, filesystem access, regular expressions, and XML parsing, Mapnik utilizes the </text:span><text:a xlink:href="http://www.boost.org/">Boost C++ Libraries</text:a><text:span text:style-name="T3">. </text:span></text:p>
        <text:p text:style-name="P3">Features of this LiveDVD</text:p>
        <text:p text:style-name="P6">Mapnik and its python bindings are installed and ready to be used for scripting on this machine.</text:p>
        <text:p text:style-name="P6"/>
        <text:p text:style-name="P6">In addition a basic demo application that hints at the rich features and rendering capabilities of Mapnik is pre-installed. To run the demo, which shows serving tiles into OpenLayers through Mapnik in the OSM/Google tile scheme, just follow these steps:</text:p>
        <text:p text:style-name="P6"/>
        <text:list text:style-name="L1">
          <text:list-item>
            <text:p text:style-name="P7"><text:tab/><text:tab/><text:span text:style-name="T1">Click on the Desktop Icon called </text:span>'Start Mapnik &amp; TileLite'</text:p>
          </text:list-item>
          <text:list-item>
            <text:p text:style-name="P8"><text:tab/><text:tab/>The server should start in a terminal window and output basic debugging information.</text:p>
          </text:list-item>
          <text:list-item>
            <text:p text:style-name="P7"><text:tab/><text:tab/><text:span text:style-name="T1">Check to make sure the server is working by visiting the </text:span><text:a xlink:href="http://localhost:8000/"><text:span text:style-name="T1">TileLite Welcome Page</text:span></text:a><text:span text:style-name="T1"> at localhost port 8000 (</text:span><text:a xlink:href="http://localhost:8000/"><text:span text:style-name="T1">http://localhost:8000</text:span></text:a><text:span text:style-name="T1"> within a browser)</text:span></text:p>
          </text:list-item>
          <text:list-item>
            <text:p text:style-name="P7"><text:tab/><text:tab/><text:span text:style-name="T1">Then visit the example </text:span><text:a xlink:href="/usr/local/share/mapnik/demo/openlayers.html"><text:span text:style-name="T1">TileLite OpenLayers "World Population"</text:span></text:a><text:span text:style-name="T1"> demo application page which pulls tiles from </text:span><text:a xlink:href="http://localhost:8000/"><text:span text:style-name="T1">http://localhost:8000.</text:span></text:a><text:line-break/></text:p>
          </text:list-item>
        </text:list>
        <text:p text:style-name="P5">Other things to do include: </text:p>
        <text:list text:style-name="L2">
          <text:list-item>
            <text:p text:style-name="P7"><text:tab/><text:tab/><text:span text:style-name="T1">Installing the </text:span><text:a xlink:href="http://bitbucket.org/springmeyer/quantumnik/"><text:span text:style-name="T1">Quantumnik Plugin</text:span></text:a><text:span text:style-name="T1">, which enables Mapnik features within QGIS.</text:span></text:p>
          </text:list-item>
          <text:list-item>
            <text:p text:style-name="P7"><text:tab/><text:tab/><text:span text:style-name="T1">Installing </text:span><text:a xlink:href="http://code.google.com/p/mapnik-utils/wiki/Cascadenik"><text:span text:style-name="T1">Cascadenik</text:span></text:a><text:span text:style-name="T1"> and following the basic tutorials for styling maps with CSS.</text:span></text:p>
          </text:list-item>
          <text:list-item>
            <text:p text:style-name="P7"><text:tab/><text:tab/><text:span text:style-name="T1">Installing </text:span><text:a xlink:href="http://code.google.com/p/mapnik-utils/wiki/Nik2Img"><text:span text:style-name="T1">Nik2img</text:span></text:a><text:span text:style-name="T1"> and rendering maps from the command line using the provided </text:span><text:a xlink:href="/usr/local/share/mapnik/demo"><text:span text:style-name="T1">example "population.xml" mapfile.</text:span></text:a><text:line-break/><text:a xlink:href="/usr/local/share/mapnik/demo"/></text:p>
          </text:list-item>
        </text:list>
        <text:p text:style-name="P5">The Mapnik team hopes that these will spark your interest to delve deeper into using the Mapnik library. If you are looking for a one-stop solution for serving your various formats of geodata via the web, look to MapServer or Geoserver. But, if you have the highest expectations for cartographic quality, enjoy working with OpenStreetMap data, or wish to develop an application in C++ or Python then Mapnik may be worth a closer look.</text:p>
        <text:p text:style-name="P3">How does it compare to GeoServer and MapServer?</text:p>
        <text:p text:style-name="P6">As a rendering engine it has very similar core functionality to MapServer and GeoServer. With enough effort you should be able to get nearly the same output out of each renderer as far as crisp antialiased lines, good text labeling, and speedy access to large datasets.</text:p>
        <text:p text:style-name="P6"/>
        <text:p text:style-name="P6">Like GeoServer, Mapnik uses an XML format to store styles which is akin to the OGC Symbology Encoding spec, but Mapnik departs from the SE spec in some places using a more concise format and extends the spec by supporting inline XML layer definitions. Unlike Geoserver, Mapnik focuses purely on rendering and is most powerful when used programmatically (in C++ or Python) and does not provide a graphical administration panel for loading layers or styles.</text:p>
        <text:p text:style-name="P6"/>
        <text:p text:style-name="Normal"><text:span text:style-name="T3">Like MapServer, Mapnik has fully-featured python language bindings that expose a large set of GIS features such as coordinate re-projection, data introspection, zooming and panning ability, and the loading of an array of datasources. Unlike MapServer, Mapnik does not feature a standard WMS CGI application like 'mapserv' cgi but is more commonly used to generate tile sets using either </text:span><text:a xlink:href="http://wiki.openstreetmap.org/index.php/Mod_tile">Mod_tile</text:a><text:span text:style-name="T3">, </text:span><text:a xlink:href="http://tilecache.org/">TileCache</text:a><text:span text:style-name="T3">, or </text:span><text:a xlink:href="http://bitbucket.org/springmeyer/tilelite/">TileLite</text:a><text:span text:style-name="T3">, or as a graphics engine in a standalone application written in python or C++ (Mapnik users are frequently seen rolling cross platform desktop and web applications using either </text:span><text:a xlink:href="http://qt.nokia.com/products">QT</text:a><text:span text:style-name="T3">, </text:span><text:a xlink:href="http://www.wxpython.org/">WXPython</text:a><text:span text:style-name="T3">, or </text:span><text:a xlink:href="http://www.djangoproject.com/">Django</text:a><text:span text:style-name="T3">).</text:span></text:p>
        <text:p text:style-name="P9"/>
        <text:p text:style-name="P3">Further Resources</text:p>
        <text:list text:style-name="L3">
          <text:list-item>
            <text:p text:style-name="P7"><text:tab/><text:tab/><text:a xlink:href="http://mapnik.org/"><text:span text:style-name="T1">Mapnik Main Site</text:span></text:a></text:p>
          </text:list-item>
          <text:list-item>
            <text:p text:style-name="P7"><text:tab/><text:tab/><text:a xlink:href="http://trac.mapnik.org/"><text:span text:style-name="T1">Mapnik Documentation and Trac Wiki</text:span></text:a></text:p>
          </text:list-item>
          <text:list-item>
            <text:p text:style-name="P7"><text:tab/><text:tab/><text:a xlink:href="http://en.wikipedia.org/wiki/Mapnik"><text:span text:style-name="T1">Mapnik on Wikipedia</text:span></text:a></text:p>
          </text:list-item>
          <text:list-item>
            <text:p text:style-name="P7"><text:tab/><text:tab/><text:a xlink:href="http://mike.teczno.com/notes/mapnik.html"><text:span text:style-name="T1">"Making Sense of Mapnik"</text:span></text:a></text:p>
          </text:list-item>
          <text:list-item>
            <text:p text:style-name="P7"><text:tab/><text:tab/><text:a xlink:href="http://mike.teczno.com/notes/tile-drawer.html"><text:span text:style-name="T1">TileDrawer</text:span></text:a></text:p>
          </text:list-item>
          <text:list-item>
            <text:p text:style-name="P7"><text:tab/><text:tab/><text:a xlink:href="http://code.google.com/p/mapnik-utils/"><text:span text:style-name="T1">Mapnik-utils</text:span></text:a></text:p>
          </text:list-item>
        </text:list>
        <text:p text:style-name="P9"/>
        <text:p text:style-name="P9"/>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DejaVu Sans" svg:font-family="DejaVu Sans"/>
    <style:font-face style:name="Liberation Sans" svg:font-family="Liberation Sans"/>
    <style:font-face style:name="Times New Roman" svg:font-family="Times New Roman"/>
  </office:font-face-decls>
  <office:styles>
    <style:style style:name="Internet link_text" style:family="text" style:next-style-name="Internet link_text">
      <style:text-properties fo:color="#000080" style:text-underline-type="single"/>
    </style:style>
    <style:style style:name="Normal" style:family="paragraph" style:next-style-name="Normal">
      <style:paragraph-properties style:writing-mode="lr"/>
      <style:text-properties fo:color="#000000" style:font-name="Times New Roman" fo:font-size="12pt" fo:language="en" fo:country="US"/>
    </style:style>
    <style:style style:name="Heading" style:family="paragraph" style:parent-style-name="Normal" style:next-style-name="Text body">
      <style:paragraph-properties fo:margin-top="0.1665in" fo:margin-bottom="0.0835in" fo:keep-with-next="always"/>
      <style:text-properties style:font-name="Arial" fo:font-size="14pt"/>
    </style:style>
    <style:style style:name="Text body" style:family="paragraph" style:parent-style-name="Normal" style:next-style-name="Text body">
      <style:paragraph-properties fo:margin-top="0in" fo:margin-bottom="0.0835in"/>
    </style:style>
    <style:style style:name="Heading 1" style:family="paragraph" style:parent-style-name="Normal" style:next-style-name="Normal">
      <style:paragraph-properties fo:margin-top="0.3055in" fo:margin-bottom="0.0417in"/>
      <style:text-properties style:font-name="Liberation Sans" fo:font-size="17pt" fo:font-weight="bold"/>
    </style:style>
    <style:style style:name="Heading 2" style:family="paragraph" style:parent-style-name="Normal" style:next-style-name="Normal">
      <style:paragraph-properties fo:margin-top="0.3055in" fo:margin-bottom="0.0417in"/>
      <style:text-properties style:font-name="Liberation Sans" fo:font-size="14pt" fo:font-weight="bold"/>
    </style:style>
  </office:styles>
  <office:automatic-styles>
    <style:page-layout style:name="Standard">
      <style:page-layout-properties fo:page-width="210.000000mm" fo:page-height="297.000000mm" style:print-orientation="portrait" fo:margin-top="1.102in" fo:margin-bottom="1.102in" fo:margin-left="1.102in" fo:margin-right="1.102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dc:creator>Dane Springmeyer</dc:creator>
    <dc:date>2010-03-11T16:35:11</dc:date>
  </office:meta>
</office:document-meta>
</file>